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19812F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2.18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2.18cm"/>
    </style:style>
    <style:style style:name="pr6" style:family="presentation" style:parent-style-name="lyt-bluelinesgrad-notes">
      <style:graphic-properties draw:fill-color="#ffffff" fo:min-height="12.572cm"/>
    </style:style>
    <style:style style:name="P1" style:family="paragraph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Flasklet</text:p>
          </draw:text-box>
        </draw:frame>
        <draw:frame presentation:style-name="pr2" draw:layer="layout" svg:width="25.199cm" svg:height="12.18cm" svg:x="1.4cm" svg:y="6.014cm" presentation:class="subtitle" presentation:user-transformed="true">
          <draw:text-box>
            <text:p>CincyPy Presentation</text:p>
            <text:p>12.03.2012</text:p>
            <text:p/>
            <text:p>Pyglet+Cocos2d+Flask+Gevent+Twitter Bootstrap<text:line-break/><text:line-break/>… all in a single-threaded event loop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Intro</text:p>
          </draw:text-box>
        </draw:frame>
        <draw:frame presentation:style-name="pr5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The app itself runs on top of pyglet</text:p>
                <text:list>
                  <text:list-item>
                    <text:p>OpenGL hardware support</text:p>
                  </text:list-item>
                  <text:list-item>
                    <text:p>Cocos2d is a thin 2D “scene based” library</text:p>
                  </text:list-item>
                </text:list>
              </text:list-item>
              <text:list-item>
                <text:p>App is controllable:</text:p>
                <text:list>
                  <text:list-item>
                    <text:p>Either with keyboard input on the app itself</text:p>
                  </text:list-item>
                  <text:list-item>
                    <text:p>Or through an HTTP API that dispatches events</text:p>
                  </text:list-item>
                  <text:list-item>
                    <text:p>API written using Flask with gEvent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Overall Goals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Twitter Bootstrap + Flask barebones project</text:p>
              </text:list-item>
              <text:list-item>
                <text:p>Showcase how to integrate gEvent &amp; pyglet</text:p>
              </text:list-item>
              <text:list-item>
                <text:p>Restful HTTP API (not quite complete...)</text:p>
              </text:list-item>
              <text:list-item>
                <text:p>How to write a simple API</text:p>
              </text:list-item>
              <text:list-item>
                <text:p>How to use event dispatchin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text-style-name="P1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 text:style-name="P1">Run pygletapp.py</text:p>
                <text:list>
                  <text:list-item>
                    <text:p text:style-name="P1">Standalone</text:p>
                  </text:list-item>
                  <text:list-item>
                    <text:p text:style-name="P1">Use keys “enter”, “r”, “b”</text:p>
                  </text:list-item>
                  <text:list-item>
                    <text:p text:style-name="P1">Receives events from “anywhere”...</text:p>
                  </text:list-item>
                  <text:list-item>
                    <text:p text:style-name="P1">Launches flask server, polls gevent with a scheduled task (pyglet.clock)</text:p>
                  </text:list-item>
                </text:list>
              </text:list-item>
              <text:list-item>
                <text:p text:style-name="P1">flask_api.py</text:p>
                <text:list>
                  <text:list-item>
                    <text:p text:style-name="P1">Runs HTTP server</text:p>
                  </text:list-item>
                  <text:list-item>
                    <text:p text:style-name="P1">Dispatches events with pyglet dispatc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Project Site<text:tab/>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<text:a xlink:href="http://github.com/booherbg/flasklet.git">http://github.com/booherbg/flasklet.git</text:a></text:p>
              </text:list-item>
              <text:list-item>
                <text:p>See README.m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3T18:21:07</meta:creation-date>
    <dc:date>2012-12-03T18:44:00</dc:date>
    <meta:editing-duration>PT21M17S</meta:editing-duration>
    <meta:editing-cycles>2</meta:editing-cycles>
    <meta:generator>LibreOffice/3.5$Linux_X86_64 LibreOffice_project/350m1$Build-2</meta:generator>
    <meta:document-statistic meta:object-count="52"/>
  </office:meta>
</office:document-meta>
</file>